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 office:value-type="string" calcext:value-type="string">
            <text:p>엠바크 스튜디오</text:p>
          </table:table-cell>
          <table:table-cell table:style-name="ce157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 office:value-type="string" calcext:value-type="string">
            <text:p>（주）엑스포테이토</text:p>
          </table:table-cell>
          <table:table-cell table:style-name="ce157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4" office:value-type="string" calcext:value-type="string">
            <text:p>피모뎁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문수영</text:p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 office:value-type="string" calcext:value-type="string">
            <text:p>프로그파티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노정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박정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 office:value-type="string" calcext:value-type="string">
            <text:p>주식회사 골드펌킨(GoldPumpkin Inc.)</text:p>
          </table:table-cell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57:22.547000000</dc:date>
    <meta:editing-duration>P2DT19H58M33S</meta:editing-duration>
    <meta:editing-cycles>1111</meta:editing-cycles>
    <meta:document-statistic meta:table-count="4" meta:cell-count="359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